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9d4f" officeooo:paragraph-rsid="00069d4f"/>
    </style:style>
    <style:style style:name="P2" style:family="paragraph" style:parent-style-name="Standard">
      <style:text-properties officeooo:rsid="00076137" officeooo:paragraph-rsid="00076137"/>
    </style:style>
    <style:style style:name="P3" style:family="paragraph" style:parent-style-name="Standard">
      <style:text-properties officeooo:rsid="00076137" officeooo:paragraph-rsid="0008f3ab"/>
    </style:style>
    <style:style style:name="P4" style:family="paragraph" style:parent-style-name="Standard">
      <style:text-properties officeooo:rsid="00076137" officeooo:paragraph-rsid="000ef906"/>
    </style:style>
    <style:style style:name="P5" style:family="paragraph" style:parent-style-name="Standard">
      <style:text-properties officeooo:paragraph-rsid="000bb077"/>
    </style:style>
    <style:style style:name="P6" style:family="paragraph" style:parent-style-name="Standard">
      <style:text-properties officeooo:rsid="000da55d" officeooo:paragraph-rsid="000da55d"/>
    </style:style>
    <style:style style:name="P7" style:family="paragraph" style:parent-style-name="Standard">
      <style:text-properties officeooo:rsid="0010a0a3" officeooo:paragraph-rsid="0010a0a3"/>
    </style:style>
    <style:style style:name="P8" style:family="paragraph" style:parent-style-name="Standard">
      <style:text-properties officeooo:rsid="0012de50" officeooo:paragraph-rsid="0012de50"/>
    </style:style>
    <style:style style:name="P9" style:family="paragraph" style:parent-style-name="Standard">
      <style:text-properties officeooo:rsid="000ef906" officeooo:paragraph-rsid="000ef906"/>
    </style:style>
    <style:style style:name="P10" style:family="paragraph" style:parent-style-name="Standard">
      <style:text-properties officeooo:rsid="0016af3e" officeooo:paragraph-rsid="0016af3e"/>
    </style:style>
    <style:style style:name="P11" style:family="paragraph" style:parent-style-name="Standard">
      <style:text-properties officeooo:rsid="0016f0d6" officeooo:paragraph-rsid="0016f0d6"/>
    </style:style>
    <style:style style:name="P12" style:family="paragraph" style:parent-style-name="Standard">
      <style:text-properties officeooo:rsid="0012de50" officeooo:paragraph-rsid="0012de50"/>
    </style:style>
    <style:style style:name="P13" style:family="paragraph" style:parent-style-name="Standard">
      <style:text-properties officeooo:rsid="0017b359" officeooo:paragraph-rsid="0017b359"/>
    </style:style>
    <style:style style:name="T1" style:family="text">
      <style:text-properties officeooo:rsid="00072497"/>
    </style:style>
    <style:style style:name="T2" style:family="text">
      <style:text-properties fo:font-weight="bold" officeooo:rsid="0008f3ab" style:font-weight-asian="bold" style:font-weight-complex="bold"/>
    </style:style>
    <style:style style:name="T3" style:family="text">
      <style:text-properties fo:font-weight="normal" officeooo:rsid="0008f3ab" style:font-weight-asian="normal" style:font-weight-complex="normal"/>
    </style:style>
    <style:style style:name="T4" style:family="text">
      <style:text-properties officeooo:rsid="000bb077"/>
    </style:style>
    <style:style style:name="T5" style:family="text">
      <style:text-properties fo:color="#ce9178" style:font-name="Droid Sans Mono" fo:font-size="10.5pt" fo:font-weight="normal" fo:background-color="#1e1e1e" loext:char-shading-value="0"/>
    </style:style>
    <style:style style:name="T6" style:family="text">
      <style:text-properties fo:color="#9cdcfe" style:font-name="Droid Sans Mono" fo:font-size="10.5pt" fo:font-weight="normal" fo:background-color="#1e1e1e" loext:char-shading-value="0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569cd6" style:font-name="Droid Sans Mono" fo:font-size="10.5pt" fo:font-weight="normal" fo:background-color="#1e1e1e" loext:char-shading-value="0"/>
    </style:style>
    <style:style style:name="T9" style:family="text">
      <style:text-properties fo:color="#569cd6" style:font-name="Droid Sans Mono" fo:font-size="10.5pt" fo:font-weight="normal" officeooo:rsid="000da55d" fo:background-color="#1e1e1e" loext:char-shading-value="0"/>
    </style:style>
    <style:style style:name="T10" style:family="text">
      <style:text-properties officeooo:rsid="000ea824"/>
    </style:style>
    <style:style style:name="T11" style:family="text">
      <style:text-properties officeooo:rsid="000ef906"/>
    </style:style>
    <style:style style:name="T12" style:family="text">
      <style:text-properties officeooo:rsid="00105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</text:p>
      <text:p text:style-name="P1">Ce code contient les différents algorithmes de tri<text:span text:style-name="T1">s qui seront lancé pour meusurer le temps d’execution de chaque algorithme.<text:line-break/>Pour cela le Makfile génère des nombres aléatoires (“qui ne sont pas aléatoires”) et meusure le temps d’execution (faites “make test” 2 fois et on verra que le temps d’exection de tri pour les même nombre varie).</text:span></text:p>
      <text:p text:style-name="P1"/>
      <text:p text:style-name="P2">Exercice 2:</text:p>
      <text:p text:style-name="P3">Bibliothèque utilisé, ce sont des bibliothèque partagés:</text:p>
      <text:p text:style-name="P3"><text:span text:style-name="T2">Attention </text:span><text:span text:style-name="T3">ce sont des bibiliothèque qui sont chargé au moment de l’execution</text:span><text:line-break/><text:tab/>linux-vdso.so.1 elle se trouve à l’adresse: 0x00007ffc8e5f3000</text:p>
      <text:p text:style-name="P2"><text:tab/>libc.so.6 squi se trouve dans : /lib/x86_64-linux-gnu/libc.so.6 et à l’adresse : 0x00007fac420e3000</text:p>
      <text:p text:style-name="P2"><text:tab/>ld-linux-x86-64.so.2: qui se trouve dans le dossier /lib64 et à l’adresse: 0x00007fac426d7000</text:p>
      <text:p text:style-name="P2"/>
      <text:p text:style-name="P2">Exercice 3:</text:p>
      <text:p text:style-name="P5"><text:span text:style-name="T4">Pour cela dans le Makefile decommenter la partie de l’exercice 3 et dans le TODO copier la commande suivante: </text:span><text:span text:style-name="T5">$(</text:span><text:span text:style-name="T6">CC</text:span><text:span text:style-name="T5">)</text:span><text:span text:style-name="T7"> -static -o </text:span><text:span text:style-name="T8">$@</text:span><text:span text:style-name="T7"> </text:span><text:span text:style-name="T8">$^</text:span><text:span text:style-name="T9"> </text:span><text:span text:style-name="T10">.Et pour vérifier faite ldd ./tri_bubble-staticExe.exe</text:span></text:p>
      <text:p text:style-name="P6"/>
      <text:p text:style-name="P6">Exercice 4:</text:p>
      <text:p text:style-name="P9">Pour ce la faites: <text:line-break/>libTri_%-staticLib.a: %.o unused.o</text:p>
      <text:p text:style-name="P4"><text:span text:style-name="T11"><text:tab/>ar -r $@ $^ <text:line-break/><text:tab/>ranlib $@</text:span><text:tab/><text:span text:style-name="T12"># car chaque ar est toujours suivie par ranlib</text:span></text:p>
      <text:p text:style-name="P7">Avec bibliothèque la taille est de 19624 byte. Alors que sans fichier est: 857480 byte</text:p>
      <text:p text:style-name="P7"/>
      <text:p text:style-name="P8">Exercice 5:</text:p>
      <text:p text:style-name="P8">ok (voir Makefile)</text:p>
      <text:p text:style-name="P8"/>
      <text:p text:style-name="P8">Exercice 6:</text:p>
      <text:p text:style-name="P8">ok (Voir Makefile)</text:p>
      <text:p text:style-name="P8"/>
      <text:p text:style-name="P13">Exercice7:</text:p>
      <text:p text:style-name="P13">Voir dans l’ide</text:p>
      <text:p text:style-name="P8"/>
      <text:p text:style-name="P10">Exercice 8:</text:p>
      <text:p text:style-name="P11">Non il suffit de mettre à jour la bibliothèque qui contient cette fonction.</text:p>
      <text:p text:style-name="P10"/>
      <text:p text:style-name="P10">Exercice 9:</text:p>
      <text:p text:style-name="P10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9:30:04.411861192</meta:creation-date>
    <meta:generator>LibreOffice/6.0.7.3$Linux_X86_64 LibreOffice_project/00m0$Build-3</meta:generator>
    <dc:date>2020-02-12T10:42:43.117929726</dc:date>
    <meta:editing-duration>PT2H28M9S</meta:editing-duration>
    <meta:editing-cycles>10</meta:editing-cycles>
    <meta:document-statistic meta:table-count="0" meta:image-count="0" meta:object-count="0" meta:page-count="1" meta:paragraph-count="22" meta:word-count="212" meta:character-count="1349" meta:non-whitespace-character-count="1152"/>
  </office:meta>
</office:document-meta>
</file>